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8E41EA8E3A460B4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e82fb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e82fb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0e82fb" style:font-name-asian="Times New Roman1" style:font-size-asian="14pt" style:language-asian="ru" style:country-asian="RU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font-style="italic" fo:font-weight="bold" officeooo:paragraph-rsid="000e82fb" style:font-name-asian="Times New Roman1" style:font-size-asian="22pt" style:language-asian="ru" style:country-asian="RU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0pt" officeooo:paragraph-rsid="000e82fb" style:font-name-asian="Times New Roman1" style:font-size-asian="20pt" style:language-asian="ru" style:country-asian="RU" style:font-size-complex="16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font-weight="bold" officeooo:paragraph-rsid="000e82fb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e82fb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rsid="00110f19" officeooo:paragraph-rsid="00110f19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rsid="0012f5ec" officeooo:paragraph-rsid="0012f5ec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paragraph-rsid="0012f5ec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paragraph-rsid="0017f06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paragraph-rsid="0018aeb7"/>
    </style:style>
    <style:style style:name="P13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weight="normal" officeooo:rsid="001a180b" officeooo:paragraph-rsid="001a180b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weight="normal" officeooo:rsid="001a180b" officeooo:paragraph-rsid="001a180b"/>
    </style:style>
    <style:style style:name="P15" style:family="paragraph" style:parent-style-name="Standard">
      <style:paragraph-properties fo:margin-top="0cm" fo:margin-bottom="0cm" style:contextual-spacing="false" fo:line-height="100%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officeooo:paragraph-rsid="000e82fb" style:font-name-asian="Times New Roman1" style:font-size-asian="6pt" style:font-size-complex="14pt" style:font-weight-complex="bold"/>
    </style:style>
    <style:style style:name="P16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1.249cm" style:auto-text-indent="false"/>
      <style:text-properties officeooo:paragraph-rsid="000e82fb"/>
    </style:style>
    <style:style style:name="P17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1.249cm" style:auto-text-indent="false"/>
      <style:text-properties style:font-name="Times New Roman" fo:font-size="12pt" officeooo:paragraph-rsid="000e82fb" style:font-size-asian="12pt" style:font-name-complex="Times New Roman1" style:font-size-complex="12pt"/>
    </style:style>
    <style:style style:name="P18" style:family="paragraph" style:parent-style-name="Standard">
      <style:paragraph-properties fo:margin-left="1.249cm" fo:margin-right="0cm" fo:margin-top="0cm" fo:margin-bottom="0cm" style:contextual-spacing="false" fo:line-height="100%" fo:text-align="justify" style:justify-single-word="false" fo:text-indent="1.249cm" style:auto-text-indent="false"/>
      <style:text-properties style:font-name="Times New Roman" fo:font-size="12pt" fo:font-weight="bold" officeooo:paragraph-rsid="000e82fb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master-page-name="Standard">
      <style:paragraph-properties style:page-number="auto"/>
      <style:text-properties officeooo:paragraph-rsid="000e82fb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/>
    </style:style>
    <style:style style:name="T3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bold" officeooo:rsid="00186d46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ru" fo:country="RU" officeooo:rsid="0014cb77" style:font-size-asian="14pt" style:font-name-complex="Times New Roman1" style:font-size-complex="14pt"/>
    </style:style>
    <style:style style:name="T6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size-complex="10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9" style:family="text">
      <style:text-properties style:font-name="Times New Roman" fo:font-size="22pt" fo:font-weight="bold" style:font-name-asian="Times New Roman1" style:font-size-asian="22pt" style:language-asian="ru" style:country-asian="RU" style:font-weight-asian="bold" style:font-size-complex="18pt" style:font-weight-complex="bold"/>
    </style:style>
    <style:style style:name="T10" style:family="text">
      <style:text-properties style:font-name="Times New Roman" fo:font-size="22pt" fo:font-style="italic" fo:font-weight="bold" style:font-name-asian="Times New Roman1" style:font-size-asian="22pt" style:language-asian="ru" style:country-asian="RU" style:font-style-asian="italic" style:font-weight-asian="bold" style:font-size-complex="18pt" style:font-style-complex="italic" style:font-weight-complex="bold"/>
    </style:style>
    <style:style style:name="T11" style:family="text">
      <style:text-properties style:font-name="Times New Roman" fo:font-size="22pt" fo:font-style="italic" fo:font-weight="bold" officeooo:rsid="000ea7b4" style:font-name-asian="Times New Roman1" style:font-size-asian="22pt" style:language-asian="ru" style:country-asian="RU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Times New Roman" fo:font-size="20pt" style:font-name-asian="Times New Roman1" style:font-size-asian="20pt" style:language-asian="ru" style:country-asian="RU" style:font-size-complex="16pt"/>
    </style:style>
    <style:style style:name="T13" style:family="text">
      <style:text-properties style:font-name="Times New Roman" fo:font-size="9pt" style:font-size-asian="9pt" style:font-name-complex="Times New Roman1" style:font-size-complex="9pt"/>
    </style:style>
    <style:style style:name="T14" style:family="text">
      <style:text-properties fo:color="#0070c0" loext:opacity="100%" style:font-name="Times New Roman" fo:font-size="14pt" fo:language="ru" fo:country="RU" officeooo:rsid="0012f5ec" style:font-size-asian="14pt" style:font-weight-asian="normal" style:font-name-complex="Times New Roman1" style:font-size-complex="14pt" style:font-weight-complex="normal"/>
    </style:style>
    <style:style style:name="T15" style:family="text">
      <style:text-properties fo:color="#0070c0" loext:opacity="100%" style:font-name="Times New Roman" fo:font-size="14pt" fo:language="ru" fo:country="RU" officeooo:rsid="0017f06c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color="#0070c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fo:color="#ff0000" loext:opacity="100%" style:font-name="Times New Roman" fo:font-size="14pt" fo:language="ru" fo:country="RU" officeooo:rsid="0012f5ec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ff0000" loext:opacity="100%" style:font-name="Times New Roman" fo:font-size="14pt" fo:language="ru" fo:country="RU" officeooo:rsid="0018aeb7" style:font-size-asian="14pt" style:font-weight-asian="normal" style:font-name-complex="Times New Roman1" style:font-size-complex="14pt" style:font-weight-complex="normal"/>
    </style:style>
    <style:style style:name="T19" style:family="text">
      <style:text-properties fo:color="#ff0000" loext:opacity="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color="#000000" loext:opacity="100%" style:font-name="Times New Roman" fo:font-size="14pt" fo:language="ru" fo:country="RU" officeooo:rsid="00110f19" style:font-size-asian="14pt" style:font-name-complex="Times New Roman1" style:font-size-complex="14pt"/>
    </style:style>
    <style:style style:name="T21" style:family="text">
      <style:text-properties fo:color="#000000" loext:opacity="100%" style:font-name="Times New Roman" fo:font-size="14pt" fo:language="ru" fo:country="RU" officeooo:rsid="0014cb77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fo:language="ru" fo:country="RU" officeooo:rsid="00186d46" style:font-size-asian="14pt" style:font-name-complex="Times New Roman1" style:font-size-complex="14pt"/>
    </style:style>
    <style:style style:name="T23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font-size="14pt" fo:language="ru" fo:country="RU" officeooo:rsid="00186d46" style:font-size-asian="14pt" style:font-weight-asian="normal" style:font-name-complex="Times New Roman1" style:font-size-complex="14pt" style:font-weight-complex="normal"/>
    </style:style>
    <style:style style:name="T25" style:family="text">
      <style:text-properties fo:color="#000000" loext:opacity="100%" style:font-name="Times New Roman" fo:font-size="14pt" fo:language="ru" fo:country="RU" officeooo:rsid="0014cb77" style:font-size-asian="14pt" style:font-weight-asian="normal" style:font-name-complex="Times New Roman1" style:font-size-complex="14pt" style:font-weight-complex="normal"/>
    </style:style>
    <style:style style:name="T26" style:family="text">
      <style:text-properties fo:color="#000000" loext:opacity="100%" style:font-name="Times New Roman" fo:font-size="14pt" fo:language="ru" fo:country="RU" officeooo:rsid="001593aa" style:font-size-asian="14pt" style:font-weight-asian="normal" style:font-name-complex="Times New Roman1" style:font-size-complex="14pt" style:font-weight-complex="normal"/>
    </style:style>
    <style:style style:name="T27" style:family="text">
      <style:text-properties fo:color="#000000" loext:opacity="100%" style:font-name="Times New Roman" fo:font-size="14pt" fo:language="ru" fo:country="RU" officeooo:rsid="0017f06c" style:font-size-asian="14pt" style:font-weight-asian="normal" style:font-name-complex="Times New Roman1" style:font-size-complex="14pt" style:font-weight-complex="normal"/>
    </style:style>
    <style:style style:name="T28" style:family="text">
      <style:text-properties fo:color="#000000" loext:opacity="100%" style:font-name="Times New Roman" fo:font-size="14pt" fo:language="ru" fo:country="RU" officeooo:rsid="00110f19" style:font-size-asian="14pt" style:font-weight-asian="normal" style:font-name-complex="Times New Roman1" style:font-size-complex="14pt" style:font-weight-complex="normal"/>
    </style:style>
    <style:style style:name="T29" style:family="text">
      <style:text-properties fo:color="#000000" loext:opacity="100%" style:font-name="Times New Roman" fo:font-size="14pt" fo:language="ru" fo:country="RU" officeooo:rsid="0018aeb7" style:font-size-asian="14pt" style:font-weight-asian="normal" style:font-name-complex="Times New Roman1" style:font-size-complex="14pt" style:font-weight-complex="normal"/>
    </style:style>
    <style:style style:name="T30" style:family="text">
      <style:text-properties fo:color="#000000" loext:opacity="100%" style:font-name="Times New Roman" fo:font-size="14pt" fo:language="ru" fo:country="RU" officeooo:rsid="001a180b" style:font-size-asian="14pt" style:font-weight-asian="normal" style:font-name-complex="Times New Roman1" style:font-size-complex="14pt" style:font-weight-complex="normal"/>
    </style:style>
    <style:style style:name="T31" style:family="text">
      <style:text-properties fo:color="#000000" loext:opacity="100%" style:font-name="Times New Roman" fo:font-size="14pt" fo:language="ru" fo:country="RU" style:font-size-asian="14pt" style:font-weight-asian="normal" style:font-name-complex="Times New Roman1" style:font-size-complex="14pt" style:font-weight-complex="normal"/>
    </style:style>
    <style:style style:name="T32" style:family="text">
      <style:text-properties fo:color="#000000" loext:opacity="100%" style:font-name="Times New Roman" fo:font-size="14pt" fo:language="ru" fo:country="RU" officeooo:rsid="001a708e" style:font-size-asian="14pt" style:font-weight-asian="normal" style:font-name-complex="Times New Roman1" style:font-size-complex="14pt" style:font-weight-complex="normal"/>
    </style:style>
    <style:style style:name="T33" style:family="text">
      <style:text-properties fo:color="#000000" loext:opacity="100%" style:font-name="Times New Roman" fo:font-size="14pt" fo:language="ru" fo:country="RU" fo:font-weight="bold" officeooo:rsid="00186d46" style:font-size-asian="14pt" style:font-weight-asian="bold" style:font-name-complex="Times New Roman1" style:font-size-complex="14pt" style:font-weight-complex="bold"/>
    </style:style>
    <style:style style:name="T34" style:family="text">
      <style:text-properties fo:color="#000000" loext:opacity="100%" style:font-name="Times New Roman" fo:font-size="14pt" fo:language="ru" fo:country="RU" fo:font-weight="bold" officeooo:rsid="00186d46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1" draw:name="Рисунок 2" text:anchor-type="char" svg:x="0cm" svg:y="0.796cm" svg:width="2.037cm" svg:height="2.302cm" draw:z-index="0"><draw:image xlink:href="Pictures/10000000000000B0000000C78E41EA8E3A460B40.jpg" xlink:type="simple" xlink:show="embed" xlink:actuate="onLoad" draw:mime-type="image/jpeg"/><svg:desc>Gerb-BMSTU_01</svg:desc><draw:contour-polygon svg:width="1.98cm" svg:height="2.3cm" svg:viewBox="0 0 1980 2300" draw:points="25,0 25,2300 2005,2300 2005,0" draw:recreate-on-edit="false"/></draw:frame></text:p>
      <text:p text:style-name="P1"><text:span text:style-name="T6">Министерство науки и высшего образования Российской Федерации</text:span></text:p>
      <text:p text:style-name="P1"><text:span text:style-name="T6">Федеральное государственное бюджетное образовательное учреждение </text:span></text:p>
      <text:p text:style-name="P1"><text:span text:style-name="T6">высшего образования</text:span></text:p>
      <text:p text:style-name="P1"><text:span text:style-name="T6">«Московский государственный технический университет</text:span></text:p>
      <text:p text:style-name="P1"><text:span text:style-name="T6">имени Н.Э. Баумана</text:span></text:p>
      <text:p text:style-name="P1"><text:span text:style-name="T6">(национальный исследовательский университет)»</text:span></text:p>
      <text:p text:style-name="P1"><text:span text:style-name="T6">(МГТУ им. Н.Э. Баумана)</text:span></text:p>
      <text:p text:style-name="P15"/>
      <text:p text:style-name="P3"/>
      <text:p text:style-name="P2"><text:span text:style-name="T2">ФАКУЛЬТЕТ Информатика и системы управления</text:span></text:p>
      <text:p text:style-name="P3"/>
      <text:p text:style-name="P2"><text:span text:style-name="T2">КАФЕДРА Программное обеспечение ЭВМ и информационные технологии</text:span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9">Отчет</text:span></text:p>
      <text:p text:style-name="P1"><text:span text:style-name="T10">по лабораторной работе </text:span><text:span text:style-name="T11">6</text:span></text:p>
      <text:p text:style-name="P1"><text:span text:style-name="T11"/></text:p>
      <text:p text:style-name="P1"><text:span text:style-name="T10">«Разбиение сети на подсети. Настройка DHCP-сервера в сетевом эмуляторе»</text:span></text:p>
      <text:p text:style-name="P4"/>
      <text:p text:style-name="P4"/>
      <text:p text:style-name="P4"/>
      <text:p text:style-name="P1"><text:span text:style-name="T12">Вариант 15</text:span></text:p>
      <text:p text:style-name="P5"/>
      <text:p text:style-name="P5"/>
      <text:p text:style-name="P5"/>
      <text:p text:style-name="P2"><text:span text:style-name="T7">Студент____</text:span><text:span text:style-name="T8">ИУ7-75Б</text:span><text:span text:style-name="T7">___ <text:tab/><text:tab/><text:tab/>____________________<text:tab/>_</text:span><text:span text:style-name="T8">А.П. Овчинникова</text:span><text:span text:style-name="T7">__</text:span></text:p>
      <text:p text:style-name="P16"><text:span text:style-name="T13">(Группа)<text:tab/><text:tab/><text:tab/> <text:s text:c="5"/><text:tab/><text:tab/> <text:s/>(Подпись, дата) <text:tab/><text:tab/> <text:s text:c="4"/>(И.О.Фамилия)</text:span></text:p>
      <text:p text:style-name="P17"/>
      <text:p text:style-name="P17"/>
      <text:p text:style-name="P18"/>
      <text:p text:style-name="P18"/>
      <text:p text:style-name="P17"/>
      <text:p text:style-name="P6"/>
      <text:p text:style-name="P7"/>
      <text:p text:style-name="P1"><text:span text:style-name="T1">2020 г.</text:span></text:p>
      <text:p text:style-name="P8"><text:soft-page-break/><text:tab/>Адрес локальной общей сети: <text:span text:style-name="T4">192.168.</text:span><text:span text:style-name="T3">15</text:span><text:span text:style-name="T4">.0/24</text:span></text:p>
      <text:p text:style-name="P9"><text:span text:style-name="T4"><text:tab/></text:span><text:span text:style-name="T5">Этот же адрес в двоичном формате (с</text:span><text:span text:style-name="T20">етевая часть Ipv4 адреса </text:span><text:span text:style-name="T16">отмечена синим,</text:span><text:span text:style-name="T33"> </text:span><text:span text:style-name="T22">хостов</text:span><text:span text:style-name="T23">ая часть Ipv4 адреса –</text:span><text:span text:style-name="T19"> красным</text:span><text:span text:style-name="T21">)</text:span><text:span text:style-name="T22">:</text:span></text:p>
      <text:p text:style-name="P10"><text:span text:style-name="T33"><text:tab/><text:tab/><text:tab/></text:span><text:span text:style-name="T14">1100 0000.1010 1000.0000 1111</text:span><text:span text:style-name="T25">.</text:span><text:span text:style-name="T17">0000 0000</text:span></text:p>
      <text:p text:style-name="P10"><text:span text:style-name="T25"><text:tab/></text:span><text:span text:style-name="T26">Маска:<text:tab/>1111 1111 .1111 <text:s/>1111.1111 1111.0000 0000</text:span></text:p>
      <text:p text:style-name="P11"><text:span text:style-name="T26"><text:tab/></text:span><text:span text:style-name="T27">Начальный адрес сети: </text:span><text:span text:style-name="T14">1</text:span><text:span text:style-name="T15">1</text:span><text:span text:style-name="T14">00 0000.1010 1000.0000 1111</text:span><text:span text:style-name="T25">.</text:span><text:span text:style-name="T17">0000 0000 </text:span><text:span text:style-name="T27">(</text:span><text:span text:style-name="T24">192.168.</text:span><text:span text:style-name="T28">15</text:span><text:span text:style-name="T24">.0</text:span><text:span text:style-name="T27">)</text:span></text:p>
      <text:p text:style-name="P12"><text:span text:style-name="T27"><text:tab/>Широковещательный адрес: <text:s/></text:span><text:span text:style-name="T14">1</text:span><text:span text:style-name="T15">1</text:span><text:span text:style-name="T14">00 0000.1010 1000.0000 1111</text:span><text:span text:style-name="T25">.</text:span><text:span text:style-name="T18">1111 1111 </text:span><text:span text:style-name="T29">(192.168.15.255)</text:span></text:p>
      <text:p text:style-name="P12"><text:span text:style-name="T29"><text:tab/></text:span><text:span text:style-name="T30">Разделим сеть на 5 подсетей:</text:span></text:p>
      <text:list xml:id="list3046243570" text:style-name="L1">
        <text:list-item>
          <text:p text:style-name="P13"><text:span text:style-name="T31">Подсеть 1 должна поддерживать до 25 устройств</text:span></text:p>
        </text:list-item>
        <text:list-item>
          <text:p text:style-name="P13"><text:span text:style-name="T31">Подсеть 2 должна поддерживать до 5 устройств</text:span></text:p>
        </text:list-item>
        <text:list-item>
          <text:p text:style-name="P13"><text:span text:style-name="T31">Подсеть 3 должна поддерживать только 2 устройства</text:span></text:p>
        </text:list-item>
        <text:list-item>
          <text:p text:style-name="P13"><text:span text:style-name="T31">Подсеть 4 должна поддерживать до 5 устройств</text:span></text:p>
        </text:list-item>
        <text:list-item>
          <text:p text:style-name="P13"><text:span text:style-name="T31">Подсеть 5 должна поддерживать до 25 устройств</text:span></text:p>
        </text:list-item>
      </text:list>
      <text:p text:style-name="P14"><text:span text:style-name="T31"><text:tab/></text:span><text:span text:style-name="T32">Вначале выделим адрес для подсети 1.</text:span></text:p>
      <text:p text:style-name="P14"><text:span text:style-name="T32"><text:tab/></text:span></text:p>
      <text:p text:style-name="P9"><text:span text:style-name="T33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8T19:18:52.323699656</meta:creation-date>
    <dc:date>2020-11-28T19:41:22.035598603</dc:date>
    <meta:editing-duration>PT22M23S</meta:editing-duration>
    <meta:editing-cycles>14</meta:editing-cycles>
    <meta:generator>LibreOffice/7.0.3.1$Linux_X86_64 LibreOffice_project/00$Build-1</meta:generator>
    <meta:document-statistic meta:table-count="0" meta:image-count="1" meta:object-count="0" meta:page-count="2" meta:paragraph-count="31" meta:word-count="168" meta:character-count="1341" meta:non-whitespace-character-count="1169"/>
  </office:meta>
</office:document-meta>
</file>